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14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VILLANUEVA CORRALES, JOSE GEIN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TP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0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VILLANUEVA CORRALES, JOSE GEINER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3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67450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56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9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19T23:19:51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